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7.614cm" style:use-optimal-column-width="false"/>
    </style:style>
    <style:style style:name="co2" style:family="table-column">
      <style:table-column-properties style:column-width="7.11cm" style:use-optimal-column-width="false"/>
    </style:style>
    <style:style style:name="co3" style:family="table-column">
      <style:table-column-properties style:column-width="7.362cm" style:use-optimal-column-width="false"/>
    </style:style>
    <style:style style:name="co4" style:family="table-column">
      <style:table-column-properties style:column-width="7.381cm" style:use-optimal-column-width="false"/>
    </style:style>
    <style:style style:name="co5" style:family="table-column">
      <style:table-column-properties style:column-width="8.014cm" style:use-optimal-column-width="false"/>
    </style:style>
    <style:style style:name="co6" style:family="table-column">
      <style:table-column-properties style:column-width="8.032cm" style:use-optimal-column-width="false"/>
    </style:style>
    <style:style style:name="ro1" style:family="table-row">
      <style:table-row-properties style:row-height="5.851cm"/>
    </style:style>
    <style:style style:name="ro2" style:family="table-row">
      <style:table-row-properties style:row-height="5.858cm"/>
    </style:style>
    <style:style style:name="ro3" style:family="table-row">
      <style:table-row-properties style:row-height="5.697cm"/>
    </style:style>
    <style:style style:name="ro4" style:family="table-row">
      <style:table-row-properties style:row-height="5.7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ffff99" style:repeat="repeat"/>
    </style:style>
    <style:style style:name="ce3" style:family="table-cell">
      <style:graphic-properties draw:fill="solid" draw:fill-color="#aecf00"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3333" fo:font-size="60pt" style:font-size-asian="60pt" style:font-size-complex="60pt"/>
    </style:style>
    <style:style style:name="T3" style:family="text">
      <style:text-properties fo:color="#0000cc" fo:font-size="60pt" style:font-size-asian="60pt" style:font-size-complex="60pt"/>
    </style:style>
    <style:style style:name="T4" style:family="text">
      <style:text-properties fo:color="#ff950e" fo:font-size="60pt" style:font-size-asian="60pt" style:font-size-complex="60pt"/>
    </style:style>
    <style:style style:name="T5" style:family="text">
      <style:text-properties fo:color="#3333ff" fo:font-size="60pt" style:font-size-asian="60pt" style:font-size-complex="60pt"/>
    </style:style>
    <style:style style:name="T6" style:family="text">
      <style:text-properties fo:color="#ff6600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6.828cm" svg:height="29.261cm" svg:x="19.416cm" svg:y="13.0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22.971cm" svg:y1="21.821cm" svg:x2="29.575cm" svg:y2="16.106cm">
          <text:p/>
        </draw:line>
        <draw:line draw:style-name="gr1" draw:text-style-name="P1" draw:layer="layout" svg:x1="30.21cm" svg:y1="16.36cm" svg:x2="30.21cm" svg:y2="21.694cm">
          <text:p/>
        </draw:line>
        <draw:line draw:style-name="gr1" draw:text-style-name="P1" draw:layer="layout" svg:x1="30.845cm" svg:y1="21.694cm" svg:x2="36.56cm" svg:y2="16.233cm">
          <text:p/>
        </draw:line>
        <draw:line draw:style-name="gr1" draw:text-style-name="P1" draw:layer="layout" svg:x1="37.195cm" svg:y1="16.233cm" svg:x2="37.322cm" svg:y2="21.186cm">
          <text:p/>
        </draw:line>
        <draw:line draw:style-name="gr1" draw:text-style-name="P1" draw:layer="layout" svg:x1="38.084cm" svg:y1="20.805cm" svg:x2="43.545cm" svg:y2="16.233cm">
          <text:p/>
        </draw:line>
        <draw:line draw:style-name="gr1" draw:text-style-name="P1" draw:layer="layout" svg:x1="44.053cm" svg:y1="16.487cm" svg:x2="44.307cm" svg:y2="21.313cm">
          <text:p/>
        </draw:line>
        <draw:line draw:style-name="gr1" draw:text-style-name="P1" draw:layer="layout" svg:x1="45.577cm" svg:y1="20.932cm" svg:x2="51.8cm" svg:y2="16.106cm">
          <text:p/>
        </draw:line>
        <draw:line draw:style-name="gr1" draw:text-style-name="P1" draw:layer="layout" svg:x1="52.308cm" svg:y1="16.36cm" svg:x2="52.308cm" svg:y2="21.059cm">
          <text:p/>
        </draw:line>
        <draw:line draw:style-name="gr1" draw:text-style-name="P1" draw:layer="layout" svg:x1="23.352cm" svg:y1="27.79cm" svg:x2="29.321cm" svg:y2="22.583cm">
          <text:p/>
        </draw:line>
        <draw:line draw:style-name="gr1" draw:text-style-name="P1" draw:layer="layout" svg:x1="29.702cm" svg:y1="22.837cm" svg:x2="29.702cm" svg:y2="27.663cm">
          <text:p/>
        </draw:line>
        <draw:line draw:style-name="gr1" draw:text-style-name="P1" draw:layer="layout" svg:x1="30.591cm" svg:y1="27.79cm" svg:x2="37.068cm" svg:y2="22.456cm">
          <text:p/>
        </draw:line>
        <draw:line draw:style-name="gr1" draw:text-style-name="P1" draw:layer="layout" svg:x1="37.576cm" svg:y1="22.456cm" svg:x2="37.449cm" svg:y2="27.663cm">
          <text:p/>
        </draw:line>
        <draw:line draw:style-name="gr1" draw:text-style-name="P1" draw:layer="layout" svg:x1="37.957cm" svg:y1="27.155cm" svg:x2="44.18cm" svg:y2="22.583cm">
          <text:p/>
        </draw:line>
        <draw:line draw:style-name="gr1" draw:text-style-name="P1" draw:layer="layout" svg:x1="44.815cm" svg:y1="22.456cm" svg:x2="44.815cm" svg:y2="27.663cm">
          <text:p/>
        </draw:line>
        <draw:line draw:style-name="gr1" draw:text-style-name="P1" draw:layer="layout" svg:x1="45.196cm" svg:y1="27.536cm" svg:x2="51.673cm" svg:y2="22.329cm">
          <text:p/>
        </draw:line>
        <draw:line draw:style-name="gr1" draw:text-style-name="P1" draw:layer="layout" svg:x1="52.308cm" svg:y1="22.456cm" svg:x2="52.181cm" svg:y2="27.663cm">
          <text:p/>
        </draw:line>
        <draw:line draw:style-name="gr1" draw:text-style-name="P1" draw:layer="layout" svg:x1="22.971cm" svg:y1="34.013cm" svg:x2="29.194cm" svg:y2="28.552cm">
          <text:p/>
        </draw:line>
        <draw:line draw:style-name="gr1" draw:text-style-name="P1" draw:layer="layout" svg:x1="29.575cm" svg:y1="28.806cm" svg:x2="29.575cm" svg:y2="34.14cm">
          <text:p/>
        </draw:line>
        <draw:line draw:style-name="gr1" draw:text-style-name="P1" draw:layer="layout" svg:x1="29.956cm" svg:y1="33.759cm" svg:x2="36.687cm" svg:y2="28.679cm">
          <text:p/>
        </draw:line>
        <draw:line draw:style-name="gr1" draw:text-style-name="P1" draw:layer="layout" svg:x1="37.322cm" svg:y1="29.06cm" svg:x2="37.322cm" svg:y2="33.632cm">
          <text:p/>
        </draw:line>
        <draw:line draw:style-name="gr1" draw:text-style-name="P1" draw:layer="layout" svg:x1="37.957cm" svg:y1="33.505cm" svg:x2="44.434cm" svg:y2="28.806cm">
          <text:p/>
        </draw:line>
        <draw:line draw:style-name="gr1" draw:text-style-name="P1" draw:layer="layout" svg:x1="44.688cm" svg:y1="28.933cm" svg:x2="44.688cm" svg:y2="33.505cm">
          <text:p/>
        </draw:line>
        <draw:line draw:style-name="gr1" draw:text-style-name="P1" draw:layer="layout" svg:x1="45.196cm" svg:y1="33.378cm" svg:x2="51.165cm" svg:y2="28.933cm">
          <text:p/>
        </draw:line>
        <draw:line draw:style-name="gr1" draw:text-style-name="P1" draw:layer="layout" svg:x1="51.927cm" svg:y1="28.933cm" svg:x2="52.054cm" svg:y2="32.87cm">
          <text:p/>
        </draw:line>
        <draw:line draw:style-name="gr1" draw:text-style-name="P1" draw:layer="layout" svg:x1="22.971cm" svg:y1="39.474cm" svg:x2="29.067cm" svg:y2="35.029cm">
          <text:p/>
        </draw:line>
        <draw:line draw:style-name="gr1" draw:text-style-name="P1" draw:layer="layout" svg:x1="29.448cm" svg:y1="34.902cm" svg:x2="29.702cm" svg:y2="39.855cm">
          <text:p/>
        </draw:line>
        <draw:line draw:style-name="gr1" draw:text-style-name="P1" draw:layer="layout" svg:x1="30.21cm" svg:y1="39.855cm" svg:x2="37.195cm" svg:y2="34.902cm">
          <text:p/>
        </draw:line>
        <draw:line draw:style-name="gr1" draw:text-style-name="P1" draw:layer="layout" svg:x1="37.957cm" svg:y1="34.775cm" svg:x2="38.084cm" svg:y2="39.728cm">
          <text:p/>
        </draw:line>
        <draw:line draw:style-name="gr1" draw:text-style-name="P1" draw:layer="layout" svg:x1="38.592cm" svg:y1="39.474cm" svg:x2="44.561cm" svg:y2="34.648cm">
          <text:p/>
        </draw:line>
        <draw:line draw:style-name="gr1" draw:text-style-name="P1" draw:layer="layout" svg:x1="45.069cm" svg:y1="34.775cm" svg:x2="45.069cm" svg:y2="38.966cm">
          <text:p/>
        </draw:line>
        <draw:line draw:style-name="gr1" draw:text-style-name="P1" draw:layer="layout" svg:x1="45.831cm" svg:y1="38.966cm" svg:x2="51.292cm" svg:y2="34.394cm">
          <text:p/>
        </draw:line>
        <draw:line draw:style-name="gr1" draw:text-style-name="P1" draw:layer="layout" svg:x1="52.181cm" svg:y1="34.521cm" svg:x2="52.308cm" svg:y2="39.22cm">
          <text:p/>
        </draw:line>
        <draw:frame draw:style-name="gr2" draw:text-style-name="P2" draw:layer="layout" svg:width="44.831cm" svg:height="42.857cm" svg:x="46.002cm" svg:y="46.019cm">
          <draw:text-box>
            <text:p><text:span text:style-name="T1">Initialize the boundaries</text:span></text:p>
            <text:p><text:span text:style-name="T1">For(int i=0; i&lt;len; i++)</text:span></text:p>
            <text:p><text:span text:style-name="T1"><text:tab/></text:span><text:span text:style-name="T1">A[0][i] = A[i][0] = 1;</text:span></text:p>
            <text:p><text:span text:style-name="T1"/></text:p>
            <text:p><text:span text:style-name="T1"/></text:p>
            <text:p><text:span text:style-name="T1">A[1][1] = <text:s/>A[1][0] + A[0][1]</text:span></text:p>
            <text:p><text:span text:style-name="T1"/></text:p>
            <text:p><text:span text:style-name="T1">A[1 ] [ i ] = <text:s text:c="2"/>A[1][i-1] + A[0][i]</text:span></text:p>
            <text:p><text:span text:style-name="T1"/></text:p>
            <text:p><text:span text:style-name="T1">Condition: height &gt; 1 and width &gt; 1</text:span></text:p>
            <text:p><text:span text:style-name="T1">Otherwise: the total paths is one</text:span></text:p>
            <text:p><text:span text:style-name="T1"/></text:p>
            <text:p><text:span text:style-name="T2">For(int j=1; j &lt; height; j++)</text:span></text:p>
            <text:p><text:span text:style-name="T1"><text:tab/></text:span><text:span text:style-name="T3">For(int i=1; I &lt; width; i++)</text:span></text:p>
            <text:p><text:span text:style-name="T1"><text:s text:c="2"/></text:span><text:span text:style-name="T1">{</text:span></text:p>
            <text:p><text:span text:style-name="T1"><text:s/></text:span><text:span text:style-name="T1"><text:tab/></text:span><text:span text:style-name="T1"><text:tab/></text:span><text:span text:style-name="T4">A</text:span><text:span text:style-name="T1">[ </text:span><text:span text:style-name="T2">j</text:span><text:span text:style-name="T1"> ] [ </text:span><text:span text:style-name="T3">i</text:span><text:span text:style-name="T1"> ] = <text:s text:c="2"/></text:span><text:span text:style-name="T4">A</text:span><text:span text:style-name="T1">[ </text:span><text:span text:style-name="T2">j</text:span><text:span text:style-name="T1"> ] [ </text:span><text:span text:style-name="T5">i</text:span><text:span text:style-name="T1">-1 ] <text:s/>+</text:span><text:span text:style-name="T4">A</text:span><text:span text:style-name="T1">[ </text:span><text:span text:style-name="T2">j</text:span><text:span text:style-name="T1">-1 ][ </text:span><text:span text:style-name="T5">i</text:span><text:span text:style-name="T1"> ]</text:span></text:p>
            <text:p><text:span text:style-name="T1"><text:tab/></text:span><text:span text:style-name="T1">}</text:span></text:p>
            <text:p><text:span text:style-name="T1"/></text:p>
          </draw:text-box>
        </draw:frame>
        <draw:frame draw:style-name="standard" draw:layer="layout" svg:width="40.087cm" svg:height="28.487cm" svg:x="72.896cm" svg:y="13.06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 table:style-name="ce2"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3" table:default-cell-style-name="ce1">
              <table:table-cell>
                <text:p><text:span text:style-name="T1">1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3" table:default-cell-style-name="ce1">
              <table:table-cell>
                <text:p><text:span text:style-name="T1">1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6</text:span></text:p>
              </table:table-cell>
              <table:table-cell>
                <text:p><text:span text:style-name="T1">10</text:span></text:p>
              </table:table-cell>
              <table:table-cell>
                <text:p><text:span text:style-name="T1">15</text:span></text:p>
              </table:table-cell>
            </table:table-row>
            <table:table-row table:style-name="ro3" table:default-cell-style-name="ce1"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10</text:span></text:p>
              </table:table-cell>
              <table:table-cell>
                <text:p><text:span text:style-name="T1">20</text:span></text:p>
              </table:table-cell>
              <table:table-cell>
                <text:p><text:span text:style-name="T1">35</text:span></text:p>
              </table:table-cell>
            </table:table-row>
            <table:table-row table:style-name="ro4" table:default-cell-style-name="ce1">
              <table:table-cell>
                <text:p><text:span text:style-name="T1">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5</text:span></text:p>
              </table:table-cell>
              <table:table-cell>
                <text:p><text:span text:style-name="T1">35</text:span></text:p>
              </table:table-cell>
              <table:table-cell table:style-name="ce3">
                <text:p><text:span text:style-name="T1">7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80.406cm" svg:height="4.985cm" svg:x="26.957cm" svg:y="2.778cm">
          <draw:text-box>
            <text:p><text:span text:style-name="T1">Find the total paths from the </text:span><text:span text:style-name="T6">left and up corner</text:span><text:span text:style-name="T1"> to the </text:span><text:span text:style-name="T3">right and bottom corner in a grid</text:span></text:p>
            <text:p><text:span text:style-name="T3">with Dynamic Programm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27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6T13:54:53.111186000</meta:creation-date>
    <dc:date>2014-09-06T14:41:14.731110000</dc:date>
    <meta:editing-duration>PT15M</meta:editing-duration>
    <meta:editing-cycles>3</meta:editing-cycles>
    <meta:generator>LibreOffice/4.2.5.2$MacOSX_X86_64 LibreOffice_project/61cb170a04bb1f12e77c884eab9192be736ec5f5</meta:generator>
    <meta:document-statistic meta:object-count="36"/>
  </office:meta>
</office:document-meta>
</file>